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10366e" officeooo:paragraph-rsid="0010366e" style:font-size-asian="32pt" style:font-style-asian="italic" style:font-weight-asian="bold" style:font-size-complex="3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131dfd" officeooo:paragraph-rsid="00131dfd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123167" officeooo:paragraph-rsid="00123167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0366e" officeooo:paragraph-rsid="0010366e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0366e" officeooo:paragraph-rsid="0010366e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31dfd" officeooo:paragraph-rsid="00131dfd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3e8d9" officeooo:paragraph-rsid="0013e8d9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0dd3d" officeooo:paragraph-rsid="0030dd3d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4e12d" officeooo:paragraph-rsid="0014e12d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579c9" officeooo:paragraph-rsid="001579c9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5d678" officeooo:paragraph-rsid="001579c9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0bd1d" officeooo:paragraph-rsid="0021b4cd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b99a7" officeooo:paragraph-rsid="001d9e04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b99a7" officeooo:paragraph-rsid="00229276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baf0f" officeooo:paragraph-rsid="002baf0f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e25ed" officeooo:paragraph-rsid="002e25ed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9025f" officeooo:paragraph-rsid="00302a07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0366e" officeooo:paragraph-rsid="0010366e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1579c9"/>
    </style:style>
    <style:style style:name="P20" style:family="paragraph" style:parent-style-name="Standard">
      <style:paragraph-properties fo:text-align="start" style:justify-single-word="false"/>
      <style:text-properties officeooo:paragraph-rsid="00192052"/>
    </style:style>
    <style:style style:name="P21" style:family="paragraph" style:parent-style-name="Standard">
      <style:paragraph-properties fo:text-align="start" style:justify-single-word="false"/>
      <style:text-properties officeooo:paragraph-rsid="001d9e04"/>
    </style:style>
    <style:style style:name="P22" style:family="paragraph" style:parent-style-name="Standard">
      <style:paragraph-properties fo:text-align="start" style:justify-single-word="false"/>
      <style:text-properties officeooo:paragraph-rsid="0021b4cd"/>
    </style:style>
    <style:style style:name="P23" style:family="paragraph" style:parent-style-name="Standard">
      <style:paragraph-properties fo:text-align="start" style:justify-single-word="false"/>
      <style:text-properties officeooo:paragraph-rsid="00229276"/>
    </style:style>
    <style:style style:name="P2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0366e" officeooo:paragraph-rsid="0010366e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0366e" officeooo:paragraph-rsid="0010366e" style:font-size-asian="15.75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3e8d9" officeooo:paragraph-rsid="0013e8d9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4e12d" officeooo:paragraph-rsid="0014e12d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579c9" officeooo:paragraph-rsid="001579c9" style:font-size-asian="15.75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a1ecb" officeooo:paragraph-rsid="001a1ecb" style:font-size-asian="15.75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a1ecb" officeooo:paragraph-rsid="001d9e04" style:font-size-asian="15.75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a1ecb" officeooo:paragraph-rsid="0021b4cd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a1ecb" officeooo:paragraph-rsid="00229276" style:font-size-asian="15.75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2a6362" officeooo:paragraph-rsid="002a6362" style:font-size-asian="15.75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2c7c06" officeooo:paragraph-rsid="002c7c06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302a07" officeooo:paragraph-rsid="00302a07" style:font-size-asian="15.75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30dd3d" officeooo:paragraph-rsid="0030dd3d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34de88" officeooo:paragraph-rsid="0036a4fd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38b1ee" officeooo:paragraph-rsid="0038b1ee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3167"/>
    </style:style>
    <style:style style:name="T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579c9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5d678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74119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18be0e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b99a7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20bd1d" style:font-size-asian="12.25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2522a9" style:font-size-asian="12.25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25d1ff" style:font-size-asian="12.25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26f70d" style:font-size-asian="12.25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28050e" style:font-size-asian="12.25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28c04e" style:font-size-asian="12.25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2ec1b3" style:font-size-asian="12.25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36a4fd" style:font-size-asian="12.25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39025f" style:font-size-asian="12.25pt" style:font-weight-asian="normal" style:font-size-complex="14pt" style:font-weight-complex="normal"/>
    </style:style>
    <style:style style:name="T19" style:family="text">
      <style:text-properties fo:font-size="14pt" style:text-underline-style="none" officeooo:rsid="00174119" style:font-size-asian="12.25pt" style:font-size-complex="14pt"/>
    </style:style>
    <style:style style:name="T20" style:family="text">
      <style:text-properties fo:font-size="14pt" fo:font-style="normal" style:text-underline-style="none" fo:font-weight="normal" officeooo:rsid="0015d678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style:text-underline-style="none" fo:font-weight="normal" officeooo:rsid="00174119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style:text-underline-style="none" fo:font-weight="normal" officeooo:rsid="001579c9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style:text-underline-style="none" fo:font-weight="normal" officeooo:rsid="0018be0e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style:text-underline-style="none" fo:font-weight="normal" officeooo:rsid="001c89db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style:text-underline-style="none" fo:font-weight="normal" officeooo:rsid="001a1ecb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style:text-underline-style="none" fo:font-weight="normal" officeooo:rsid="001b99a7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style:text-underline-style="none" fo:font-weight="normal" officeooo:rsid="0020bd1d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style:text-underline-style="none" fo:font-weight="normal" officeooo:rsid="0028c04e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style:text-underline-style="solid" style:text-underline-width="auto" style:text-underline-color="font-color" fo:font-weight="normal" officeooo:rsid="0018be0e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weight="normal" officeooo:rsid="0015d678" style:font-size-asian="12.25pt" style:font-weight-asian="normal" style:font-size-complex="14pt" style:font-weight-complex="normal"/>
    </style:style>
    <style:style style:name="T31" style:family="text">
      <style:text-properties officeooo:rsid="003ce6e4"/>
    </style:style>
    <style:style style:name="T32" style:family="text">
      <style:text-properties officeooo:rsid="003f2b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entation</text:p>
      <text:p text:style-name="P4"/>
      <text:p text:style-name="P24"/>
      <text:p text:style-name="P26">Objectif de fin d’étude :</text:p>
      <text:p text:style-name="P7">Obtenir un diplôme d’ingénieur en cybersécurité ou un Master en cybersécurité.</text:p>
      <text:p text:style-name="P24"/>
      <text:p text:style-name="P25">Projet d’étude :</text:p>
      <text:p text:style-name="P2">Post-Bac :</text:p>
      <text:p text:style-name="P5">- <text:span text:style-name="T1">BUT/DUT Informatique <text:s/></text:span>OU <text:s/><text:span text:style-name="T2">BUT/DUT Réseaux et Télécommunications</text:span></text:p>
      <text:p text:style-name="P18"/>
      <text:p text:style-name="P3">Bac +2 :</text:p>
      <text:p text:style-name="P5">- <text:span text:style-name="T3">Ecole d’ingénieur en cybersécurité <text:s/>OU <text:s/>Finir le BUT</text:span></text:p>
      <text:p text:style-name="P6"/>
      <text:p text:style-name="P2">Bac +3 (Si pas en école d’ingénieur):</text:p>
      <text:p text:style-name="P6">- Master Cybersécurité</text:p>
      <text:p text:style-name="P6"/>
      <text:p text:style-name="P27">BUT/DUT visé :</text:p>
      <text:p text:style-name="P27"><text:span text:style-name="T4">- Blagnac (BUT : https://www.iut-blagnac.fr/fr/formations/dut-informatique</text:span><text:span text:style-name="T5">)</text:span></text:p>
      <text:p text:style-name="P9">- Limoge (DUT s’il ne change pas en BUT : https://www.iut.unilim.fr/les-formations/dut/informatique/)</text:p>
      <text:p text:style-name="P9"/>
      <text:p text:style-name="P28">Ecole d’ingénieur visé :</text:p>
      <text:p text:style-name="P20"><text:span text:style-name="T22">- </text:span><text:span text:style-name="T29">ESAIP</text:span><text:span text:style-name="T23"> (Angers) :</text:span></text:p>
      <text:p text:style-name="P20"><text:span text:style-name="T23"><text:tab/>- </text:span><text:span text:style-name="T8">Ingénieur-e Cybersécurité &amp; IoE par apprentissage </text:span><text:span text:style-name="T23">: </text:span><text:a xlink:type="simple" xlink:href="https://www.esaip.org/formations/ingenieur-du-numerique-bac5/alternance/#1539099549025-2aa40ae8-791c37d7-24f5" text:style-name="Internet_20_link" text:visited-style-name="Visited_20_Internet_20_Link"><text:span text:style-name="T29">https://www.esaip.org/formations/ingenieur-du-numerique-bac5/alternance/#1539099549025-2aa40ae8-791c37d7-24f5</text:span></text:a><text:span text:style-name="T23"> →</text:span><text:span text:style-name="T24"> Certification informatique: Ethical Hacker (CEH)/Forensic Investigator (CHFI)</text:span></text:p>
      <text:p text:style-name="P10"/>
      <text:p text:style-name="P28"><text:span text:style-name="T4">- </text:span><text:span text:style-name="T30">ENSIBS</text:span><text:span text:style-name="T6"> (Bretagne) :</text:span></text:p>
      <text:p text:style-name="P28"><text:span text:style-name="T6"><text:tab/>- Ingénieur Cyberdéfence : </text:span><text:a xlink:type="simple" xlink:href="https://www-ensibs.univ-ubs.fr/fr/formations/formations/diplome-d-ingenieur-DI/sciences-technologies-sante-STS/diplome-d-ingenieur-cyberdefense-program-icyb00-213.html" text:style-name="Internet_20_link" text:visited-style-name="Visited_20_Internet_20_Link">https://www-ensibs.univ-ubs.fr/fr/formations/formations/diplome-d-ingenieur-DI/sciences-technologies-sante-STS/diplome-d-ingenieur-cyberdefense-program-icyb00-213.html</text:a></text:p>
      <text:p text:style-name="P28"><text:span text:style-name="T6"><text:tab/>- Ingénieur Cybersécurité du logiciel : </text:span><text:a xlink:type="simple" xlink:href="https://www-ensibs.univ-ubs.fr/fr/formations/formations/diplome-d-ingenieur-DI/sciences-technologies-sante-STS/diplome-d-ingenieur-cybersecurite-du-logiciel-program-iinf00-207.html" text:style-name="Internet_20_link" text:visited-style-name="Visited_20_Internet_20_Link">https://www-ensibs.univ-ubs.fr/fr/formations/formations/diplome-d-ingenieur-DI/sciences-technologies-sante-STS/diplome-d-ingenieur-cybersecurite-du-logiciel-program-iinf00-207.html</text:a></text:p>
      <text:p text:style-name="P11"/>
      <text:p text:style-name="P28"><text:span text:style-name="T6">- </text:span><text:span text:style-name="T30">EPITA</text:span><text:span text:style-name="T6"> (Paris) :</text:span></text:p>
      <text:p text:style-name="P19"><text:soft-page-break/><text:span text:style-name="T20"><text:tab/>- </text:span><text:span text:style-name="T21">Ingénieur informaticien avec comme majeur (En deuxième année d’ingénieur): </text:span><text:span text:style-name="Strong_20_Emphasis"><text:span text:style-name="T19">SRS (Systèmes, Réseaux et Sécurité) </text:span></text:span><text:span text:style-name="Strong_20_Emphasis"><text:span text:style-name="T7">: </text:span></text:span><text:a xlink:type="simple" xlink:href="https://www.epita.fr/nos-formations/diplome-ingenieur/cycle-ingenieur/les-majeures/" text:style-name="Internet_20_link" text:visited-style-name="Visited_20_Internet_20_Link"><text:span text:style-name="Strong_20_Emphasis">https://www.epita.fr/nos-formations/diplome-ingenieur/cycle-ingenieur/les-majeures/</text:span></text:a></text:p>
      <text:p text:style-name="P19"><text:span text:style-name="Strong_20_Emphasis"><text:span text:style-name="T7"/></text:span></text:p>
      <text:p text:style-name="P19"><text:span text:style-name="Strong_20_Emphasis"><text:span text:style-name="T7">- TelecomParisTech : </text:span></text:span><text:span text:style-name="Strong_20_Emphasis"><text:span text:style-name="T13">Ingénieur Cybersécurité (Majeu</text:span></text:span><text:span text:style-name="Strong_20_Emphasis"><text:span text:style-name="T14">r</text:span></text:span><text:span text:style-name="Strong_20_Emphasis"><text:span text:style-name="T13">)</text:span></text:span><text:span text:style-name="Strong_20_Emphasis"><text:span text:style-name="T7"> </text:span></text:span><text:a xlink:type="simple" xlink:href="https://www.telecom-paris.fr/fr/ingenieur/comment-integrer/admissions-dut" text:style-name="Internet_20_link" text:visited-style-name="Visited_20_Internet_20_Link"><text:span text:style-name="Strong_20_Emphasis">https://www.telecom-paris.fr/fr/ingenieur/comment-integrer/admissions-dut</text:span></text:a></text:p>
      <text:p text:style-name="P29"/>
      <text:p text:style-name="P29">Master visé :</text:p>
      <text:p text:style-name="P31"><text:span text:style-name="T9">- ENSIMAG </text:span><text:span text:style-name="T10">(Grenoble) :</text:span></text:p>
      <text:p text:style-name="P31"><text:span text:style-name="T10"><text:tab/>- Master CyberSecurity (CySec) : </text:span><text:a xlink:type="simple" xlink:href="https://ensimag.grenoble-inp.fr/fr/formation/masters-mastere-specialise#CySec" text:style-name="Internet_20_link" text:visited-style-name="Visited_20_Internet_20_Link">https://ensimag.grenoble-inp.fr/fr/formation/masters-mastere-specialise#CySec</text:a></text:p>
      <text:p text:style-name="P12"/>
      <text:p text:style-name="P31"><text:span text:style-name="T10">- Univ</text:span><text:span text:style-name="T11">ersité polytechnique</text:span><text:span text:style-name="T10"> </text:span><text:span text:style-name="T12">de </text:span><text:span text:style-name="T10">Valencienne :</text:span></text:p>
      <text:p text:style-name="P22"><text:span text:style-name="T27"><text:tab/>-</text:span><text:span text:style-name="T10">Master Cyber-défense et sécurité de l'information – CDSI : </text:span><text:a xlink:type="simple" xlink:href="https://formations.uphf.fr/cdm/program/FR_RNE_0593279U_PR_SOF-15674/description" text:style-name="Internet_20_link" text:visited-style-name="Visited_20_Internet_20_Link">https://formations.uphf.fr/cdm/program/FR_RNE_0593279U_PR_SOF-15674/description</text:a><text:span text:style-name="T10"> </text:span></text:p>
      <text:p text:style-name="P12"/>
      <text:p text:style-name="P21"><text:span text:style-name="T25">- Mastère Spécialisé® Cybersécurité </text:span><text:span text:style-name="T26">(Rennes) :</text:span></text:p>
      <text:p text:style-name="P30"><text:span text:style-name="T9"><text:s/></text:span><text:a xlink:type="simple" xlink:href="https://exed.centralesupelec.fr/formation/mastere-specialise-cybersecurite/" text:style-name="Internet_20_link" text:visited-style-name="Visited_20_Internet_20_Link">https://exed.centralesupelec.fr/formation/mastere-specialise-cybersecurite/</text:a><text:span text:style-name="T9"> </text:span></text:p>
      <text:p text:style-name="P13"/>
      <text:p text:style-name="P14">- INSA :</text:p>
      <text:p text:style-name="P14"><text:tab/>- MS "Cybersécurité du Numérique" (MS CYNU) :</text:p>
      <text:p text:style-name="P32"><text:a xlink:type="simple" xlink:href="https://www.insa-lyon.fr/fr/mastere-cybersecurite-numerique" text:style-name="Internet_20_link" text:visited-style-name="Visited_20_Internet_20_Link">https://www.insa-lyon.fr/fr/mastere-cybersecurite-numerique</text:a><text:span text:style-name="T9"> </text:span></text:p>
      <text:p text:style-name="P14"/>
      <text:p text:style-name="P32"><text:span text:style-name="T9">- </text:span><text:span text:style-name="T15">TelecomParisTech :</text:span></text:p>
      <text:p text:style-name="P23"><text:span text:style-name="T28"><text:tab/>- </text:span><text:span text:style-name="T15">Mastère Spécialisé® Cybersécurité et Cyberdéfense</text:span></text:p>
      <text:p text:style-name="P32"><text:a xlink:type="simple" xlink:href="https://www.telecom-paris.fr/fr/masteres-specialises/tous-les-ms/cybersecurite-cyberdefense" text:style-name="Internet_20_link" text:visited-style-name="Visited_20_Internet_20_Link"><text:span text:style-name="T9">https://www.telecom-paris.fr/fr/masteres-specialises/tous-les-ms/cybersecurite-cyberdefense</text:span></text:a></text:p>
      <text:p text:style-name="P14"/>
      <text:p text:style-name="P33">Questions :</text:p>
      <text:p text:style-name="P15">- Je ne sais pas s’il faut privilégier une école d’ingénieur ou un Master.</text:p>
      <text:p text:style-name="P15">- Je pense prendre un BUT Informatique mais le BUT R.T propose une option cybersécurité. Je ne sais donc pas encore concr<text:span text:style-name="T31">è</text:span>tement quoi choisir.</text:p>
      <text:p text:style-name="P15"/>
      <text:p text:style-name="P34">Informations :</text:p>
      <text:p text:style-name="P16">Je vais essayer de contacter des entreprises dans le domaine de la Cybersécurité pour pouvoir peut être trouver des réponses aux questions si dessus.</text:p>
      <text:p text:style-name="P35"><text:span text:style-name="T16">J</text:span><text:span text:style-name="T4">e sais que pour intégrer les écoles d’ingénieurs après un DUT il faut être bien classé dans son DUT.</text:span></text:p>
      <text:p text:style-name="P37"><text:span text:style-name="T4">J’aimerais devenir Pentester, </text:span><text:span text:style-name="T17">voici un lien qui explique rapidement le métier : </text:span><text:a xlink:type="simple" xlink:href="https://www.cidj.com/metiers/pentester" text:style-name="Internet_20_link" text:visited-style-name="Visited_20_Internet_20_Link">https://www.cidj.com/metiers/pentester</text:a><text:span text:style-name="T17"> </text:span></text:p>
      <text:p text:style-name="P38"><text:soft-page-break/><text:span text:style-name="T17">E</text:span><text:span text:style-name="T4">ntreprise de Cybersécurité en France :</text:span></text:p>
      <text:p text:style-name="P17">ANSSI --&gt; Paris</text:p>
      <text:p text:style-name="P17">Vaadata --&gt; Lyon</text:p>
      <text:p text:style-name="P17">Team Security --&gt; Lyon</text:p>
      <text:p text:style-name="P17">Login Securité --&gt; Saint-Cloud (périphérie Paris)</text:p>
      <text:p text:style-name="P17">Wancore --&gt; Paris</text:p>
      <text:p text:style-name="P17">Devensys --&gt; Montpellier/Paris</text:p>
      <text:p text:style-name="P35"><text:span text:style-name="T18">Orange Cybersécurité --&gt; </text:span><text:a xlink:type="simple" xlink:href="https://orangecyberdefense.com/fr/services/conseil-audit/ethical-hacking/" text:style-name="Internet_20_link" text:visited-style-name="Visited_20_Internet_20_Link">https://orangecyberdefense.com/fr/services/conseil-audit/ethical-hacking/</text:a></text:p>
      <text:p text:style-name="P17"/>
      <text:p text:style-name="P36">Liens utile<text:span text:style-name="T32">s</text:span> pour comprendre le B.U.T :</text:p>
      <text:p text:style-name="P8">- <text:a xlink:type="simple" xlink:href="https://www.letudiant.fr/etudes/btsdut/des-dut-aux-but-le-point-sur-le-nouveau-bachelor-universitaire-de-technologie.html" text:style-name="Internet_20_link" text:visited-style-name="Visited_20_Internet_20_Link">https://www.letudiant.fr/etudes/btsdut/des-dut-aux-but-le-point-sur-le-nouveau-bachelor-universitaire-de-technologie.html</text:a> </text:p>
      <text:p text:style-name="P8">- <text:a xlink:type="simple" xlink:href="https://www.cidj.com/etudes-formations-alternance/etudes-superieures/du-dut-au-but-quels-sont-les-changements-lies-a-la-reforme" text:style-name="Internet_20_link" text:visited-style-name="Visited_20_Internet_20_Link">https://www.cidj.com/etudes-formations-alternance/etudes-superieures/du-dut-au-but-quels-sont-les-changements-lies-a-la-reforme</text:a> </text:p>
      <text:p text:style-name="P8">- <text:a xlink:type="simple" xlink:href="https://www.orientation-education.com/article/iut-en-2021-le-bachelor-universitaire-remplacera-la-licence-professionnelle" text:style-name="Internet_20_link" text:visited-style-name="Visited_20_Internet_20_Link">https://www.orientation-education.com/article/iut-en-2021-le-bachelor-universitaire-remplacera-la-licence-professionnelle</text:a> </text:p>
      <text:p text:style-name="P8">- <text:a xlink:type="simple" xlink:href="https://www.onisep.fr/Choisir-mes-etudes/Apres-le-bac/Organisation-des-etudes-superieures/Les-BUT-bachelors-universitaires-de-technologie" text:style-name="Internet_20_link" text:visited-style-name="Visited_20_Internet_20_Link">https://www.onisep.fr/Choisir-mes-etudes/Apres-le-bac/Organisation-des-etudes-superieures/Les-BUT-bachelors-universitaires-de-technologi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7:01:20.156000000</meta:creation-date>
    <dc:date>2020-12-08T22:37:30.013000000</dc:date>
    <meta:editing-duration>PT56M5S</meta:editing-duration>
    <meta:editing-cycles>52</meta:editing-cycles>
    <meta:generator>LibreOffice/6.1.5.2$Linux_X86_64 LibreOffice_project/10$Build-2</meta:generator>
    <meta:document-statistic meta:table-count="0" meta:image-count="0" meta:object-count="0" meta:page-count="3" meta:paragraph-count="55" meta:word-count="349" meta:character-count="3765" meta:non-whitespace-character-count="3456"/>
  </office:meta>
</office:document-meta>
</file>